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1000002BE2CFB39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0pt" fo:font-weight="bold" style:font-size-asian="110pt" style:font-weight-asian="bold" style:font-size-complex="11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0pt" fo:font-weight="bold" officeooo:rsid="001c0f28" officeooo:paragraph-rsid="001e2db7" style:font-size-asian="110pt" style:font-weight-asian="bold" style:font-size-complex="110pt" style:font-weight-complex="bold"/>
    </style:style>
    <style:style style:name="P4" style:family="paragraph" style:parent-style-name="Standard">
      <style:text-properties officeooo:rsid="001c0f28" officeooo:paragraph-rsid="001c0f28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center" style:justify-single-word="false" fo:break-before="page"/>
      <style:text-properties fo:font-size="110pt" officeooo:paragraph-rsid="001e2db7" style:font-size-asian="110pt" style:font-size-complex="110pt"/>
    </style:style>
    <style:style style:name="P7" style:family="paragraph" style:parent-style-name="Standard">
      <style:paragraph-properties fo:text-align="center" style:justify-single-word="false" fo:break-before="pag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size="110pt" fo:font-weight="bold" officeooo:rsid="0022e1cb" officeooo:paragraph-rsid="001e2db7" style:font-size-asian="110pt" style:font-weight-asian="bold" style:font-size-complex="110pt" style:font-weight-complex="bold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opacity="80%" draw:textarea-horizontal-align="justify" draw:textarea-vertical-align="middle" draw:auto-grow-height="false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opacity="80%" draw:textarea-vertical-align="middle" draw:auto-grow-height="false" fo:min-height="1.321cm" fo:min-width="0.88cm" draw:shadow-opacity="8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11cm" svg:height="16.5cm" svg:x="16.29cm" svg:y="0.51cm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/text:p>
      <text:p text:style-name="P4"><draw:frame draw:style-name="fr1" draw:name="graphics1" text:anchor-type="paragraph" svg:x="1.649cm" svg:y="0.072cm" svg:width="13cm" svg:height="18cm" draw:z-index="10"><draw:image xlink:href="Pictures/10000201000001F1000002BE2CFB392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5"/>
      <text:p text:style-name="Standard"><draw:frame draw:style-name="fr1" draw:name="graphics2" text:anchor-type="paragraph" svg:x="1.014cm" svg:y="0.109cm" svg:width="13cm" svg:height="18cm" draw:z-index="11"><draw:image xlink:href="Pictures/10000201000001F1000002BE2CFB3921.png" xlink:type="simple" xlink:show="embed" xlink:actuate="onLoad"/></draw:frame><draw:custom-shape text:anchor-type="paragraph" draw:z-index="1" draw:style-name="gr1" svg:width="10cm" svg:height="16.5cm" draw:transform="rotate (-3.14159265358979) translate (28.4303611111111cm 16.7393055555556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5"><draw:custom-shape text:anchor-type="paragraph" draw:z-index="2" draw:style-name="gr1" svg:width="10cm" svg:height="13.001cm" draw:transform="rotate (1.5707963267949) translate (0.430388888888889cm 13.5237361111111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style-name="fr1" draw:name="graphics3" text:anchor-type="paragraph" svg:x="14.243cm" svg:y="0.215cm" svg:width="13cm" svg:height="18cm" draw:z-index="12"><draw:image xlink:href="Pictures/10000201000001F1000002BE2CFB392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5"/>
      <text:p text:style-name="Standard"/>
      <text:p text:style-name="Standard"><draw:frame draw:style-name="fr1" draw:name="graphics4" text:anchor-type="paragraph" svg:x="-0.15cm" svg:y="0.123cm" svg:width="13cm" svg:height="18cm" draw:z-index="13"><draw:image xlink:href="Pictures/10000201000001F1000002BE2CFB3921.png" xlink:type="simple" xlink:show="embed" xlink:actuate="onLoad"/></draw:frame></text:p>
      <text:p text:style-name="Standard"/>
      <text:p text:style-name="Standard"/>
      <text:p text:style-name="Standard"/>
      <text:p text:style-name="Standard"><draw:custom-shape text:anchor-type="paragraph" draw:z-index="3" draw:style-name="gr1" svg:width="10cm" svg:height="13.001cm" draw:transform="rotate (-1.5707963267949) translate (27.4955cm 0.287513888888889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7"><draw:frame draw:style-name="fr1" draw:name="graphics8" text:anchor-type="paragraph" svg:x="1.649cm" svg:y="0.072cm" svg:width="13cm" svg:height="18cm" draw:z-index="17"><draw:image xlink:href="Pictures/10000201000001F1000002BE2CFB3921.png" xlink:type="simple" xlink:show="embed" xlink:actuate="onLoad"/></draw:frame><draw:custom-shape text:anchor-type="paragraph" draw:z-index="8" draw:style-name="gr2" draw:text-style-name="P9" svg:width="10cm" svg:height="14.001cm" draw:transform="rotate (-3.14159265358979) translate (26.6400138888889cm 14.9401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7"><draw:frame draw:style-name="fr1" draw:name="graphics7" text:anchor-type="paragraph" svg:x="13.397cm" svg:y="0.601cm" svg:width="13cm" svg:height="18cm" draw:z-index="16"><draw:image xlink:href="Pictures/10000201000001F1000002BE2CFB3921.png" xlink:type="simple" xlink:show="embed" xlink:actuate="onLoad"/></draw:frame><draw:custom-shape text:anchor-type="paragraph" draw:z-index="9" draw:style-name="gr2" draw:text-style-name="P9" svg:width="10cm" svg:height="14.001cm" draw:transform="rotate (-3.14159265358979) translate (10.5780416666667cm 14.9401388888889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5"><draw:frame draw:style-name="fr1" draw:name="graphics6" text:anchor-type="paragraph" svg:x="1.014cm" svg:y="0.413cm" svg:width="13cm" svg:height="18cm" draw:z-index="15"><draw:image xlink:href="Pictures/10000201000001F1000002BE2CFB3921.png" xlink:type="simple" xlink:show="embed" xlink:actuate="onLoad"/></draw:frame></text:p>
      <text:p text:style-name="Standard"><draw:custom-shape text:anchor-type="paragraph" draw:z-index="4" draw:style-name="gr2" draw:text-style-name="P9" svg:width="14.001cm" svg:height="10cm" draw:transform="rotate (-1.5707963267949) translate (26.3101666666667cm 0.469194444444444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8"><draw:frame draw:style-name="fr1" draw:name="graphics5" text:anchor-type="paragraph" svg:x="1.649cm" svg:y="-0.034cm" svg:width="13cm" svg:height="18cm" draw:z-index="14"><draw:image xlink:href="Pictures/10000201000001F1000002BE2CFB3921.png" xlink:type="simple" xlink:show="embed" xlink:actuate="onLoad"/></draw:frame><draw:custom-shape text:anchor-type="paragraph" draw:z-index="7" draw:style-name="gr2" draw:text-style-name="P9" svg:width="14.001cm" svg:height="10cm" draw:transform="rotate (-1.5707963267949) translate (27.6471944444444cm 1.370541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6"><draw:frame draw:style-name="fr1" draw:name="graphics9" text:anchor-type="paragraph" svg:x="1.649cm" svg:y="0.813cm" svg:width="13cm" svg:height="18cm" draw:z-index="18"><draw:image xlink:href="Pictures/10000201000001F1000002BE2CFB3921.png" xlink:type="simple" xlink:show="embed" xlink:actuate="onLoad"/></draw:frame><draw:custom-shape text:anchor-type="paragraph" draw:z-index="5" draw:style-name="gr2" draw:text-style-name="P9" svg:width="14.001cm" svg:height="10cm" draw:transform="rotate (1.5707963267949) translate (16.5294027777778cm 14.70025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7"><draw:frame draw:style-name="fr1" draw:name="graphics10" text:anchor-type="paragraph" svg:x="12.973cm" svg:y="0.601cm" svg:width="13cm" svg:height="18cm" draw:z-index="19"><draw:image xlink:href="Pictures/10000201000001F1000002BE2CFB3921.png" xlink:type="simple" xlink:show="embed" xlink:actuate="onLoad"/></draw:frame><draw:custom-shape text:anchor-type="paragraph" draw:z-index="6" draw:style-name="gr2" draw:text-style-name="P9" svg:width="14.001cm" svg:height="10cm" draw:transform="rotate (-1.5707963267949) translate (9.09990277777778cm 0.897819444444444cm)"><text:p/><draw:enhanced-geometry svg:viewBox="0 0 841 854" draw:mirror-horizontal="false" draw:mirror-vertical="true" draw:type="non-primitive" draw:enhanced-path="M 517 247 L 517 415 264 415 264 0 0 0 0 680 517 680 517 854 841 547 517 247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 </meta:initial-creator>
    <meta:creation-date>2012-10-04T16:47:19</meta:creation-date>
    <dc:date>2012-10-06T11:54:25</dc:date>
    <dc:creator>SR </dc:creator>
    <meta:editing-duration>PT43M44S</meta:editing-duration>
    <meta:editing-cycles>9</meta:editing-cycles>
    <meta:generator>LibreOffice/3.6$Linux_x86 LibreOffice_project/932b512-69e3009-7a10e5c-fc86223-a55908</meta:generator>
    <meta:printed-by>SR </meta:printed-by>
    <meta:print-date>2012-10-06T11:47:39</meta:print-date>
    <meta:document-statistic meta:table-count="0" meta:image-count="10" meta:object-count="0" meta:page-count="10" meta:paragraph-count="1" meta:word-count="0" meta:character-count="1" meta:non-whitespace-character-count="0"/>
  </office:meta>
</office:document-meta>
</file>